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.hasPermission( int access , int permi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set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is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set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setRawListing( String rawL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RawL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HardLink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setLink(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setHardLinkCount( int l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i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setPermission( int access , int permission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set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setTimestamp( Calendar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isSymbolic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FTP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Fi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